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a4499" officeooo:paragraph-rsid="000a4499"/>
    </style:style>
    <style:style style:name="P2" style:family="paragraph" style:parent-style-name="Standard">
      <style:text-properties style:font-name="FreeMono" officeooo:rsid="000a6c94" officeooo:paragraph-rsid="000a6c94"/>
    </style:style>
    <style:style style:name="P3" style:family="paragraph" style:parent-style-name="Standard">
      <style:text-properties style:font-name="FreeMono" officeooo:rsid="000c6d74" officeooo:paragraph-rsid="000c6d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polyclinic;</text:p>
      <text:p text:style-name="P1"/>
      <text:p text:style-name="P1">public class PatientsCard {</text:p>
      <text:p text:style-name="P1"/>
      <text:p text:style-name="P1"><text:s text:c="4"/>private String firstName;</text:p>
      <text:p text:style-name="P1"><text:s text:c="4"/>private String lastName;</text:p>
      <text:p text:style-name="P1"><text:s text:c="4"/>private String address;</text:p>
      <text:p text:style-name="P1"><text:s text:c="4"/>private int insurancePolicyId;</text:p>
      <text:p text:style-name="P1"/>
      <text:p text:style-name="P1"><text:s text:c="4"/>public PatientsCard(String firstName, String lastName) {</text:p>
      <text:p text:style-name="P1"><text:s text:c="8"/>this.firstName = firstName;</text:p>
      <text:p text:style-name="P1"><text:s text:c="8"/>this.lastName = lastName;</text:p>
      <text:p text:style-name="P1"><text:s text:c="4"/>}</text:p>
      <text:p text:style-name="P1"/>
      <text:p text:style-name="P1"><text:s text:c="4"/>public PatientsCard(String firstName, String lastName, String address) {</text:p>
      <text:p text:style-name="P1"><text:s text:c="8"/>this.firstName = firstName;</text:p>
      <text:p text:style-name="P1"><text:s text:c="8"/>this.lastName = lastName;</text:p>
      <text:p text:style-name="P1"><text:s text:c="8"/>this.address = address;</text:p>
      <text:p text:style-name="P1"><text:s text:c="4"/>}</text:p>
      <text:p text:style-name="P1"/>
      <text:p text:style-name="P1"><text:s text:c="4"/>public PatientsCard(String firstName, String lastName, String address, int insurancePolicyId) {</text:p>
      <text:p text:style-name="P1"><text:s text:c="8"/>this.firstName = firstName;</text:p>
      <text:p text:style-name="P1"><text:s text:c="8"/>this.lastName = lastName;</text:p>
      <text:p text:style-name="P1"><text:s text:c="8"/>this.address = address;</text:p>
      <text:p text:style-name="P1"><text:s text:c="8"/>this.insurancePolicyId = insurancePolicyId;</text:p>
      <text:p text:style-name="P1"><text:s text:c="4"/>}</text:p>
      <text:p text:style-name="P1"/>
      <text:p text:style-name="P1"><text:s text:c="4"/>public String getFirstName() {</text:p>
      <text:p text:style-name="P1"><text:s text:c="8"/>return firstName;</text:p>
      <text:p text:style-name="P1"><text:s text:c="4"/>}</text:p>
      <text:p text:style-name="P1"/>
      <text:p text:style-name="P1"><text:s text:c="4"/>public void setFirstName(String firstName) {</text:p>
      <text:p text:style-name="P1"><text:s text:c="8"/>this.firstName = firstName;</text:p>
      <text:p text:style-name="P1"><text:s text:c="4"/>}</text:p>
      <text:p text:style-name="P1"/>
      <text:p text:style-name="P1"><text:s text:c="4"/>public String getLastName() {</text:p>
      <text:p text:style-name="P1"><text:s text:c="8"/>return lastName;</text:p>
      <text:p text:style-name="P1"><text:s text:c="4"/>}</text:p>
      <text:p text:style-name="P1"/>
      <text:p text:style-name="P1"><text:s text:c="4"/>public void setLastName(String lastName) {</text:p>
      <text:p text:style-name="P1"><text:s text:c="8"/>this.lastName = lastName;</text:p>
      <text:p text:style-name="P1"><text:s text:c="4"/>}</text:p>
      <text:p text:style-name="P1"/>
      <text:p text:style-name="P1"><text:s text:c="4"/>public String getAddress() {</text:p>
      <text:p text:style-name="P1"><text:s text:c="8"/>return address;</text:p>
      <text:p text:style-name="P1"><text:s text:c="4"/>}</text:p>
      <text:p text:style-name="P1"/>
      <text:p text:style-name="P1"><text:s text:c="4"/>public void setAddress(String address) {</text:p>
      <text:p text:style-name="P1"><text:s text:c="8"/>this.address = address;</text:p>
      <text:p text:style-name="P1"><text:s text:c="4"/>}</text:p>
      <text:p text:style-name="P1"/>
      <text:p text:style-name="P1"><text:s text:c="4"/>public int getInsurancePolicyId() {</text:p>
      <text:p text:style-name="P1"><text:s text:c="8"/>return insurancePolicyId;</text:p>
      <text:p text:style-name="P1"><text:s text:c="4"/>}</text:p>
      <text:p text:style-name="P1"><text:soft-page-break/></text:p>
      <text:p text:style-name="P1"><text:s text:c="4"/>public void setInsurancePolicyId(int insurancePolicyId) {</text:p>
      <text:p text:style-name="P1"><text:s text:c="8"/>this.insurancePolicyId = insurancePolicyId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PatientsCard{" +</text:p>
      <text:p text:style-name="P1"><text:s text:c="16"/>"firstName='" + firstName + '\'' +</text:p>
      <text:p text:style-name="P1"><text:s text:c="16"/>", lastName='" + lastName + '\'' +</text:p>
      <text:p text:style-name="P1"><text:s text:c="16"/>", address='" + address + '\'' +</text:p>
      <text:p text:style-name="P1"><text:s text:c="16"/>", insurancePolicyId=" + insurancePolicyId +</text:p>
      <text:p text:style-name="P1"><text:s text:c="16"/>'}'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ckage polyclinic;</text:p>
      <text:p text:style-name="P1"/>
      <text:p text:style-name="P1">import java.util.ArrayList;</text:p>
      <text:p text:style-name="P1">import java.util.Arrays;</text:p>
      <text:p text:style-name="P1">import java.util.Comparator;</text:p>
      <text:p text:style-name="P1">import java.util.List;</text:p>
      <text:p text:style-name="P1"/>
      <text:p text:style-name="P1">public class Polyclinic {</text:p>
      <text:p text:style-name="P1"/>
      <text:p text:style-name="P1"><text:s text:c="4"/>private int id;</text:p>
      <text:p text:style-name="P1"><text:s text:c="4"/>private String address;</text:p>
      <text:p text:style-name="P1"><text:s text:c="4"/>private PatientsCard[] patientsCards;</text:p>
      <text:p text:style-name="P1"/>
      <text:p text:style-name="P1"><text:s text:c="4"/>public Polyclinic(int id, String address) {</text:p>
      <text:p text:style-name="P1"><text:s text:c="8"/>this.id = id;</text:p>
      <text:p text:style-name="P1"><text:s text:c="8"/>this.address = address;</text:p>
      <text:p text:style-name="P1"><text:s text:c="8"/>patientsCards = new PatientsCard[0];</text:p>
      <text:p text:style-name="P1"><text:s text:c="4"/>}</text:p>
      <text:p text:style-name="P1"/>
      <text:p text:style-name="P1"><text:s text:c="4"/>public Polyclinic(int id, String address, PatientsCard[] patientsCards) {</text:p>
      <text:p text:style-name="P1"><text:s text:c="8"/>this.id = id;</text:p>
      <text:p text:style-name="P1"><text:s text:c="8"/>this.address = address;</text:p>
      <text:p text:style-name="P1"><text:s text:c="8"/>this.patientsCards = patientsCards;</text:p>
      <text:p text:style-name="P1"><text:s text:c="4"/>}</text:p>
      <text:p text:style-name="P1"/>
      <text:p text:style-name="P1"><text:s text:c="4"/>public int getId() {</text:p>
      <text:p text:style-name="P1"><text:s text:c="8"/>return id;</text:p>
      <text:p text:style-name="P1"><text:s text:c="4"/>}</text:p>
      <text:p text:style-name="P1"/>
      <text:p text:style-name="P1"><text:s text:c="4"/>public void setId(int id) {</text:p>
      <text:p text:style-name="P1"><text:s text:c="8"/>this.id = id;</text:p>
      <text:p text:style-name="P1"><text:s text:c="4"/>}</text:p>
      <text:p text:style-name="P1"/>
      <text:p text:style-name="P1"><text:s text:c="4"/>public String getAddress() {</text:p>
      <text:p text:style-name="P1"><text:s text:c="8"/>return address;</text:p>
      <text:p text:style-name="P1"><text:s text:c="4"/>}</text:p>
      <text:p text:style-name="P1"/>
      <text:p text:style-name="P1"><text:s text:c="4"/>public void setAddress(String address) {</text:p>
      <text:p text:style-name="P1"><text:s text:c="8"/>this.address = address;</text:p>
      <text:p text:style-name="P1"><text:s text:c="4"/>}</text:p>
      <text:p text:style-name="P1"/>
      <text:p text:style-name="P1"><text:s text:c="4"/>public int getTotalNumberOfPatients() {</text:p>
      <text:p text:style-name="P1"><text:s text:c="8"/>return patientsCards.length;</text:p>
      <text:p text:style-name="P1"><text:s text:c="4"/>}</text:p>
      <text:p text:style-name="P1"/>
      <text:p text:style-name="P1"><text:s text:c="4"/>public PatientsCard getPatientsCardByPolicyId(int policyId) {</text:p>
      <text:p text:style-name="P1"><text:s text:c="8"/>for (PatientsCard card : patientsCards) {</text:p>
      <text:p text:style-name="P1"><text:s text:c="12"/>if (card.getInsurancePolicyId() == policyId) {</text:p>
      <text:p text:style-name="P1"><text:s text:c="16"/>return card;</text:p>
      <text:p text:style-name="P1"><text:s text:c="12"/>}</text:p>
      <text:p text:style-name="P1"><text:s text:c="8"/>}</text:p>
      <text:p text:style-name="P1"><text:s text:c="8"/>return null;</text:p>
      <text:p text:style-name="P1"><text:s text:c="4"/>}</text:p>
      <text:p text:style-name="P1"/>
      <text:p text:style-name="P1"><text:s text:c="4"/>public PatientsCard[] getPatientsCardByAddress(String address) {</text:p>
      <text:p text:style-name="P1"><text:soft-page-break/><text:s text:c="8"/>List&lt;PatientsCard&gt; patientsCardList = new ArrayList&lt;&gt;();</text:p>
      <text:p text:style-name="P1"><text:s text:c="8"/>for (PatientsCard card : patientsCards) {</text:p>
      <text:p text:style-name="P1"><text:s text:c="12"/>if (card.getAddress().equals(address)) {</text:p>
      <text:p text:style-name="P1"><text:s text:c="16"/>patientsCardList.add(card);</text:p>
      <text:p text:style-name="P1"><text:s text:c="12"/>}</text:p>
      <text:p text:style-name="P1"><text:s text:c="8"/>}</text:p>
      <text:p text:style-name="P1"><text:s text:c="8"/>return patientsCardList.toArray(new PatientsCard[0]);</text:p>
      <text:p text:style-name="P1"><text:s text:c="4"/>}</text:p>
      <text:p text:style-name="P1"/>
      <text:p text:style-name="P1"><text:s text:c="4"/>public void removePatientsCardByPolicyId(int policyId) {</text:p>
      <text:p text:style-name="P1"><text:s text:c="8"/>for (int cardPosition = 0; cardPosition &lt; patientsCards.length; cardPosition++) {</text:p>
      <text:p text:style-name="P1"><text:s text:c="12"/>if (patientsCards[cardPosition].getInsurancePolicyId() == policyId) {</text:p>
      <text:p text:style-name="P1"><text:s text:c="16"/>PatientsCard[] newPatientsCardsArray = new PatientsCard[patientsCards.length - 1];</text:p>
      <text:p text:style-name="P1"><text:s text:c="16"/>System.arraycopy(patientsCards, 0, newPatientsCardsArray, 0, cardPosition);</text:p>
      <text:p text:style-name="P1"><text:s text:c="16"/>System.arraycopy(patientsCards, cardPosition + 1, newPatientsCardsArray, cardPosition, newPatientsCardsArray.length - cardPosition);</text:p>
      <text:p text:style-name="P1"><text:s text:c="16"/>patientsCards = newPatientsCardsArray;</text:p>
      <text:p text:style-name="P1"><text:s text:c="16"/>return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public void addPatientsCard(PatientsCard card) {</text:p>
      <text:p text:style-name="P1"><text:s text:c="8"/>PatientsCard[] newPatientsCardsArray = Arrays.copyOf(patientsCards, patientsCards.length + 1);</text:p>
      <text:p text:style-name="P1"><text:s text:c="8"/>newPatientsCardsArray[patientsCards.length] = card;</text:p>
      <text:p text:style-name="P1"><text:s text:c="8"/>patientsCards = newPatientsCardsArray;</text:p>
      <text:p text:style-name="P1"><text:s text:c="4"/>}</text:p>
      <text:p text:style-name="P1"/>
      <text:p text:style-name="P1"><text:s text:c="4"/>public PatientsCard[] getPatientsCards() {</text:p>
      <text:p text:style-name="P1"><text:s text:c="8"/>return patientsCards;</text:p>
      <text:p text:style-name="P1"><text:s text:c="4"/>}</text:p>
      <text:p text:style-name="P1"/>
      <text:p text:style-name="P1"><text:s text:c="4"/>public PatientsCard[] getSortedPatientsCardsByAddress() {</text:p>
      <text:p text:style-name="P1"><text:s text:c="8"/>PatientsCard[] newPatientsCardsArray = Arrays.copyOf(patientsCards, patientsCards.length);</text:p>
      <text:p text:style-name="P1"><text:s text:c="8"/>Arrays.sort(newPatientsCardsArray, Comparator.comparing(PatientsCard::getAddress));</text:p>
      <text:p text:style-name="P1"><text:s text:c="8"/>return newPatientsCardsArray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Polyclinic{" +</text:p>
      <text:p text:style-name="P1"><text:s text:c="16"/>"id=" + id +</text:p>
      <text:p text:style-name="P1"><text:s text:c="16"/>", address='" + address + '\'' +</text:p>
      <text:p text:style-name="P1"><text:s text:c="16"/>", patientsCards=" + Arrays.toString(patientsCards) +</text:p>
      <text:p text:style-name="P1"><text:s text:c="16"/>'}';</text:p>
      <text:p text:style-name="P1"><text:s text:c="4"/>}</text:p>
      <text:p text:style-name="P1">}</text:p>
      <text:p text:style-name="P1"/>
      <text:p text:style-name="P1"><text:soft-page-break/>import polyclinic.PatientsCard;</text:p>
      <text:p text:style-name="P1">import polyclinic.Polyclinic;</text:p>
      <text:p text:style-name="P1"/>
      <text:p text:style-name="P1">import java.util.Arrays;</text:p>
      <text:p text:style-name="P1"/>
      <text:p text:style-name="P1">public class Begin {</text:p>
      <text:p text:style-name="P1"/>
      <text:p text:style-name="P1"><text:s text:c="4"/>public static void main(String[] args) {</text:p>
      <text:p text:style-name="P1"><text:s text:c="8"/>Begin begin = new Begin();</text:p>
      <text:p text:style-name="P1"><text:s text:c="8"/>new Begin().test(begin.init());</text:p>
      <text:p text:style-name="P1"><text:s text:c="4"/>}</text:p>
      <text:p text:style-name="P1"/>
      <text:p text:style-name="P1"><text:s text:c="4"/>private Polyclinic init() {</text:p>
      <text:p text:style-name="P1"><text:s text:c="8"/>return new Polyclinic(1999, "USA, Portland, Gilead str, 7",</text:p>
      <text:p text:style-name="P1"><text:s text:c="16"/>new PatientsCard[]{</text:p>
      <text:p text:style-name="P1"><text:s text:c="24"/>new PatientsCard("George", "Martin", "Winterfell str. 12", 1000),</text:p>
      <text:p text:style-name="P1"><text:s text:c="24"/>new PatientsCard("Stephen", "King", "Deschain str. 19", 1001),</text:p>
      <text:p text:style-name="P1"><text:s text:c="24"/>new PatientsCard("Joanne", "Rowling", "Second ave. 26", 1002),</text:p>
      <text:p text:style-name="P1"><text:s text:c="24"/>new PatientsCard("Mark", "Twain", "Deschain str. 19", 1003)</text:p>
      <text:p text:style-name="P1"><text:s text:c="16"/>});</text:p>
      <text:p text:style-name="P1"><text:s text:c="4"/>}</text:p>
      <text:p text:style-name="P1"/>
      <text:p text:style-name="P1"><text:s text:c="4"/>private void test(Polyclinic polyclinic) {</text:p>
      <text:p text:style-name="P1"><text:s text:c="8"/>System.out.println(polyclinic.getTotalNumberOfPatients());</text:p>
      <text:p text:style-name="P1"><text:s text:c="8"/>System.out.println(polyclinic.getPatientsCardByPolicyId(1001));</text:p>
      <text:p text:style-name="P1"><text:s text:c="8"/>System.out.println(Arrays.toString(polyclinic.getPatientsCardByAddress("Deschain str. 19")));</text:p>
      <text:p text:style-name="P1"><text:s text:c="8"/>polyclinic.removePatientsCardByPolicyId(1002);</text:p>
      <text:p text:style-name="P1"><text:s text:c="8"/>polyclinic.addPatientsCard(</text:p>
      <text:p text:style-name="P1"><text:s text:c="16"/>new PatientsCard("Oscar", "Wilde", "Sixth str. 54", 1004));</text:p>
      <text:p text:style-name="P1"><text:s text:c="8"/>System.out.println(Arrays.toString(polyclinic.getPatientsCards()));</text:p>
      <text:p text:style-name="P1"><text:s text:c="8"/>System.out.println(Arrays.toString(polyclinic.getSortedPatientsCardsByAddress()));</text:p>
      <text:p text:style-name="P1"/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ackage polyclinic.card;</text:p>
      <text:p text:style-name="P1"/>
      <text:p text:style-name="P1">import polyclinic.policy.MedicalInsurancePolicy;</text:p>
      <text:p text:style-name="P1"/>
      <text:p text:style-name="P1">public interface PatientsCard {</text:p>
      <text:p text:style-name="P1"/>
      <text:p text:style-name="P1"><text:s text:c="4"/>String getFirstName();</text:p>
      <text:p text:style-name="P1"/>
      <text:p text:style-name="P1"><text:s text:c="4"/>void setFirstName(String firstName);</text:p>
      <text:p text:style-name="P1"/>
      <text:p text:style-name="P1"><text:s text:c="4"/>String getLastName();</text:p>
      <text:p text:style-name="P1"/>
      <text:p text:style-name="P1"><text:s text:c="4"/>void setLastName(String lastName);</text:p>
      <text:p text:style-name="P1"/>
      <text:p text:style-name="P1"><text:s text:c="4"/>String getAddress();</text:p>
      <text:p text:style-name="P1"/>
      <text:p text:style-name="P1"><text:s text:c="4"/>void setAddress(String address);</text:p>
      <text:p text:style-name="P1"/>
      <text:p text:style-name="P1"><text:s text:c="4"/>MedicalInsurancePolicy getMedicalInsurancePolicy();</text:p>
      <text:p text:style-name="P1"/>
      <text:p text:style-name="P1"><text:s text:c="4"/>void setMedicalInsurancePolicy(MedicalInsurancePolicy medicalInsurancePolicy);</text:p>
      <text:p text:style-name="P1"/>
      <text:p text:style-name="P1">}</text:p>
      <text:p text:style-name="P1"/>
      <text:p text:style-name="P1"/>
      <text:p text:style-name="P1"/>
      <text:p text:style-name="P1"/>
      <text:p text:style-name="P1">package polyclinic.card;</text:p>
      <text:p text:style-name="P1"/>
      <text:p text:style-name="P1">import polyclinic.Bill;</text:p>
      <text:p text:style-name="P1">import polyclinic.policy.MedicalInsurancePolicy;</text:p>
      <text:p text:style-name="P1"/>
      <text:p text:style-name="P1">import java.util.ArrayList;</text:p>
      <text:p text:style-name="P1">import java.util.Date;</text:p>
      <text:p text:style-name="P1">import java.util.List;</text:p>
      <text:p text:style-name="P1">import java.util.stream.Collectors;</text:p>
      <text:p text:style-name="P1"/>
      <text:p text:style-name="P1">public class PaidPatientsCard extends SocialPatientsCard {</text:p>
      <text:p text:style-name="P1"/>
      <text:p text:style-name="P1"><text:s text:c="4"/>private ArrayList&lt;Bill&gt; bills = new ArrayList&lt;&gt;();</text:p>
      <text:p text:style-name="P1"/>
      <text:p text:style-name="P1"><text:s text:c="4"/>public PaidPatientsCard() {</text:p>
      <text:p text:style-name="P1"><text:s text:c="8"/>super(null, null);</text:p>
      <text:p text:style-name="P1"><text:s text:c="4"/>}</text:p>
      <text:p text:style-name="P1"/>
      <text:p text:style-name="P1"><text:s text:c="4"/>public PaidPatientsCard(String firstName, String lastName) {</text:p>
      <text:p text:style-name="P1"><text:s text:c="8"/>super(firstName, lastName);</text:p>
      <text:p text:style-name="P1"><text:s text:c="4"/>}</text:p>
      <text:p text:style-name="P1"/>
      <text:p text:style-name="P1"><text:s text:c="4"/>public PaidPatientsCard(String firstName, String lastName, String address) {</text:p>
      <text:p text:style-name="P1"><text:s text:c="8"/>super(firstName, lastName, address);</text:p>
      <text:p text:style-name="P1"><text:s text:c="4"/>}</text:p>
      <text:p text:style-name="P1"/>
      <text:p text:style-name="P1"><text:soft-page-break/><text:s text:c="4"/>public PaidPatientsCard(String firstName, String lastName, String address, MedicalInsurancePolicy medicalInsurancePolicy) {</text:p>
      <text:p text:style-name="P1"><text:s text:c="8"/>super(firstName, lastName, address, medicalInsurancePolicy);</text:p>
      <text:p text:style-name="P1"><text:s text:c="4"/>}</text:p>
      <text:p text:style-name="P1"/>
      <text:p text:style-name="P1"><text:s text:c="4"/>public PaidPatientsCard(String firstName, String lastName, String address, MedicalInsurancePolicy medicalInsurancePolicy, ArrayList&lt;Bill&gt; bills) {</text:p>
      <text:p text:style-name="P1"><text:s text:c="8"/>super(firstName, lastName, address, medicalInsurancePolicy);</text:p>
      <text:p text:style-name="P1"><text:s text:c="8"/>this.bills = bills;</text:p>
      <text:p text:style-name="P1"><text:s text:c="4"/>}</text:p>
      <text:p text:style-name="P1"/>
      <text:p text:style-name="P1"><text:s text:c="4"/>public ArrayList&lt;Bill&gt; getBills() {</text:p>
      <text:p text:style-name="P1"><text:s text:c="8"/>return bills;</text:p>
      <text:p text:style-name="P1"><text:s text:c="4"/>}</text:p>
      <text:p text:style-name="P1"/>
      <text:p text:style-name="P1"><text:s text:c="4"/>public void setBills(ArrayList&lt;Bill&gt; bills) {</text:p>
      <text:p text:style-name="P1"><text:s text:c="8"/>this.bills = bills;</text:p>
      <text:p text:style-name="P1"><text:s text:c="4"/>}</text:p>
      <text:p text:style-name="P1"/>
      <text:p text:style-name="P1"><text:s text:c="4"/>public int totalAmount() {</text:p>
      <text:p text:style-name="P1"><text:s text:c="8"/>return bills.stream().mapToInt(Bill::getAmount).sum();</text:p>
      <text:p text:style-name="P1"><text:s text:c="4"/>}</text:p>
      <text:p text:style-name="P1"/>
      <text:p text:style-name="P1"><text:s text:c="4"/>public List&lt;Bill&gt; billListByDate(Date date) {</text:p>
      <text:p text:style-name="P1"><text:s text:c="8"/>return bills.stream()</text:p>
      <text:p text:style-name="P1"><text:s text:c="16"/>.filter(bill -&gt; bill.getDate().equals(date))</text:p>
      <text:p text:style-name="P1"><text:s text:c="16"/>.collect(Collectors.toList());</text:p>
      <text:p text:style-name="P1"><text:s text:c="4"/>}</text:p>
      <text:p text:style-name="P1"/>
      <text:p text:style-name="P1"><text:s text:c="4"/>public void addBill(Bill bill) {</text:p>
      <text:p text:style-name="P1"><text:s text:c="8"/>bills.add(bill);</text:p>
      <text:p text:style-name="P1"><text:s text:c="4"/>}</text:p>
      <text:p text:style-name="P1"/>
      <text:p text:style-name="P1"><text:s text:c="4"/>public void removeBill(Date date, int amount) {</text:p>
      <text:p text:style-name="P1"><text:s text:c="8"/>bills = new ArrayList&lt;&gt;(</text:p>
      <text:p text:style-name="P1"><text:s text:c="16"/>bills.stream()</text:p>
      <text:p text:style-name="P1"><text:s text:c="24"/>.filter(b -&gt; !b.getDate().equals(date) || b.getAmount() != amount)</text:p>
      <text:p text:style-name="P1"><text:s text:c="24"/>.collect(Collectors.toList())</text:p>
      <text:p text:style-name="P1"><text:s text:c="8"/>)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PaidPatientsCard{" +</text:p>
      <text:p text:style-name="P1"><text:s text:c="16"/>"firstName='" + super.getFirstName() + '\'' +</text:p>
      <text:p text:style-name="P1"><text:s text:c="16"/>", lastName='" + super.getLastName() + '\'' +</text:p>
      <text:p text:style-name="P1"><text:s text:c="16"/>", address='" + super.getAddress() + '\'' +</text:p>
      <text:p text:style-name="P1"><text:s text:c="16"/>", medicalInsurancePolicy=" + super.getMedicalInsurancePolicy() +</text:p>
      <text:p text:style-name="P1"><text:s text:c="16"/>", bills=" + bills +</text:p>
      <text:p text:style-name="P1"><text:s text:c="16"/>'}';</text:p>
      <text:p text:style-name="P1"><text:s text:c="4"/>}</text:p>
      <text:p text:style-name="P1">}</text:p>
      <text:p text:style-name="P1"/>
      <text:p text:style-name="P1"><text:soft-page-break/>package polyclinic.card;</text:p>
      <text:p text:style-name="P1"/>
      <text:p text:style-name="P1">import polyclinic.policy.MedicalInsurancePolicy;</text:p>
      <text:p text:style-name="P1"/>
      <text:p text:style-name="P1">import java.util.Objects;</text:p>
      <text:p text:style-name="P1"/>
      <text:p text:style-name="P1">public class SocialPatientsCard implements PatientsCard {</text:p>
      <text:p text:style-name="P1"/>
      <text:p text:style-name="P1"><text:s text:c="4"/>private String firstName;</text:p>
      <text:p text:style-name="P1"><text:s text:c="4"/>private String lastName;</text:p>
      <text:p text:style-name="P1"><text:s text:c="4"/>private String address;</text:p>
      <text:p text:style-name="P1"><text:s text:c="4"/>private MedicalInsurancePolicy medicalInsurancePolicy;</text:p>
      <text:p text:style-name="P1"/>
      <text:p text:style-name="P1"><text:s text:c="4"/>public SocialPatientsCard(String firstName, String lastName) {</text:p>
      <text:p text:style-name="P1"><text:s text:c="8"/>new SocialPatientsCard(firstName, lastName, null, null);</text:p>
      <text:p text:style-name="P1"><text:s text:c="4"/>}</text:p>
      <text:p text:style-name="P1"/>
      <text:p text:style-name="P1"><text:s text:c="4"/>public SocialPatientsCard(String firstName, String lastName, String address) {</text:p>
      <text:p text:style-name="P1"><text:s text:c="8"/>new SocialPatientsCard(firstName, lastName, address, null);</text:p>
      <text:p text:style-name="P1"><text:s text:c="4"/>}</text:p>
      <text:p text:style-name="P1"/>
      <text:p text:style-name="P1"><text:s text:c="4"/>public SocialPatientsCard(String firstName, String lastName, String address, MedicalInsurancePolicy medicalInsurancePolicy) {</text:p>
      <text:p text:style-name="P1"><text:s text:c="8"/>this.firstName = firstName;</text:p>
      <text:p text:style-name="P1"><text:s text:c="8"/>this.lastName = lastName;</text:p>
      <text:p text:style-name="P1"><text:s text:c="8"/>this.address = address;</text:p>
      <text:p text:style-name="P1"><text:s text:c="8"/>this.medicalInsurancePolicy = medicalInsurancePolicy;</text:p>
      <text:p text:style-name="P1"><text:s text:c="4"/>}</text:p>
      <text:p text:style-name="P1"/>
      <text:p text:style-name="P1"><text:s text:c="4"/>@Override</text:p>
      <text:p text:style-name="P1"><text:s text:c="4"/>public String getFirstName() {</text:p>
      <text:p text:style-name="P1"><text:s text:c="8"/>return firstName;</text:p>
      <text:p text:style-name="P1"><text:s text:c="4"/>}</text:p>
      <text:p text:style-name="P1"/>
      <text:p text:style-name="P1"><text:s text:c="4"/>@Override</text:p>
      <text:p text:style-name="P1"><text:s text:c="4"/>public void setFirstName(String firstName) {</text:p>
      <text:p text:style-name="P1"><text:s text:c="8"/>this.firstName = firstName;</text:p>
      <text:p text:style-name="P1"><text:s text:c="4"/>}</text:p>
      <text:p text:style-name="P1"/>
      <text:p text:style-name="P1"><text:s text:c="4"/>@Override</text:p>
      <text:p text:style-name="P1"><text:s text:c="4"/>public String getLastName() {</text:p>
      <text:p text:style-name="P1"><text:s text:c="8"/>return lastName;</text:p>
      <text:p text:style-name="P1"><text:s text:c="4"/>}</text:p>
      <text:p text:style-name="P1"/>
      <text:p text:style-name="P1"><text:s text:c="4"/>@Override</text:p>
      <text:p text:style-name="P1"><text:s text:c="4"/>public void setLastName(String lastName) {</text:p>
      <text:p text:style-name="P1"><text:s text:c="8"/>this.lastName = lastName;</text:p>
      <text:p text:style-name="P1"><text:s text:c="4"/>}</text:p>
      <text:p text:style-name="P1"/>
      <text:p text:style-name="P1"><text:s text:c="4"/>@Override</text:p>
      <text:p text:style-name="P1"><text:s text:c="4"/>public String getAddress() {</text:p>
      <text:p text:style-name="P1"><text:s text:c="8"/>return address;</text:p>
      <text:p text:style-name="P1"><text:s text:c="4"/>}</text:p>
      <text:p text:style-name="P1"/>
      <text:p text:style-name="P1"/>
      <text:p text:style-name="P1"><text:soft-page-break/><text:s text:c="4"/>@Override</text:p>
      <text:p text:style-name="P1"><text:s text:c="4"/>public void setAddress(String address) {</text:p>
      <text:p text:style-name="P1"><text:s text:c="8"/>this.address = address;</text:p>
      <text:p text:style-name="P1"><text:s text:c="4"/>}</text:p>
      <text:p text:style-name="P1"/>
      <text:p text:style-name="P1"><text:s text:c="4"/>@Override</text:p>
      <text:p text:style-name="P1"><text:s text:c="4"/>public MedicalInsurancePolicy getMedicalInsurancePolicy() {</text:p>
      <text:p text:style-name="P1"><text:s text:c="8"/>return medicalInsurancePolicy;</text:p>
      <text:p text:style-name="P1"><text:s text:c="4"/>}</text:p>
      <text:p text:style-name="P1"/>
      <text:p text:style-name="P1"><text:s text:c="4"/>@Override</text:p>
      <text:p text:style-name="P1"><text:s text:c="4"/>public void setMedicalInsurancePolicy(MedicalInsurancePolicy medicalInsurancePolicy) {</text:p>
      <text:p text:style-name="P1"><text:s text:c="8"/>this.medicalInsurancePolicy = medicalInsurancePolicy;</text:p>
      <text:p text:style-name="P1"><text:s text:c="4"/>}</text:p>
      <text:p text:style-name="P1"/>
      <text:p text:style-name="P1"><text:s text:c="4"/>@Override</text:p>
      <text:p text:style-name="P1"><text:s text:c="4"/>public boolean equals(Object o) {</text:p>
      <text:p text:style-name="P1"><text:s text:c="8"/>if (this == o) return true;</text:p>
      <text:p text:style-name="P1"><text:s text:c="8"/>if (o == null || getClass() != o.getClass()) return false;</text:p>
      <text:p text:style-name="P1"/>
      <text:p text:style-name="P1"><text:s text:c="8"/>SocialPatientsCard that = (SocialPatientsCard) o;</text:p>
      <text:p text:style-name="P1"/>
      <text:p text:style-name="P1"><text:s text:c="8"/>return Objects.equals(this.firstName, that.firstName) &amp;&amp;</text:p>
      <text:p text:style-name="P1"><text:s text:c="16"/>Objects.equals(this.lastName, that.lastName) &amp;&amp;</text:p>
      <text:p text:style-name="P1"><text:s text:c="16"/>Objects.equals(this.address, that.address) &amp;&amp;</text:p>
      <text:p text:style-name="P1"><text:s text:c="16"/>Objects.equals(this.medicalInsurancePolicy, that.medicalInsurancePolicy);</text:p>
      <text:p text:style-name="P1"><text:s text:c="4"/>}</text:p>
      <text:p text:style-name="P1"/>
      <text:p text:style-name="P1"><text:s text:c="4"/>@Override</text:p>
      <text:p text:style-name="P1"><text:s text:c="4"/>public int hashCode() {</text:p>
      <text:p text:style-name="P1"><text:s text:c="8"/>return Objects.hash(firstName, lastName, address, medicalInsurancePolicy);</text:p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SocialPatientsCard{" +</text:p>
      <text:p text:style-name="P1"><text:s text:c="16"/>"firstName='" + firstName + '\'' +</text:p>
      <text:p text:style-name="P1"><text:s text:c="16"/>", lastName='" + lastName + '\'' +</text:p>
      <text:p text:style-name="P1"><text:s text:c="16"/>", address='" + address + '\'' +</text:p>
      <text:p text:style-name="P1"><text:s text:c="16"/>", medicalInsurancePolicy=" + medicalInsurancePolicy +</text:p>
      <text:p text:style-name="P1"><text:s text:c="16"/>'}'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package polyclinic.policy;</text:p>
      <text:p text:style-name="P2"/>
      <text:p text:style-name="P2">public abstract class MedicalInsurancePolicy {</text:p>
      <text:p text:style-name="P2"/>
      <text:p text:style-name="P2"><text:s text:c="4"/>private int policyId;</text:p>
      <text:p text:style-name="P2"><text:s text:c="4"/>private String companyName;</text:p>
      <text:p text:style-name="P2"/>
      <text:p text:style-name="P2"><text:s text:c="4"/>public MedicalInsurancePolicy() {</text:p>
      <text:p text:style-name="P2"><text:s text:c="4"/>}</text:p>
      <text:p text:style-name="P2"/>
      <text:p text:style-name="P2"><text:s text:c="4"/>public MedicalInsurancePolicy(int policyId, String companyName) {</text:p>
      <text:p text:style-name="P2"><text:s text:c="8"/>this.policyId = policyId;</text:p>
      <text:p text:style-name="P2"><text:s text:c="8"/>this.companyName = companyName;</text:p>
      <text:p text:style-name="P2"><text:s text:c="4"/>}</text:p>
      <text:p text:style-name="P2"/>
      <text:p text:style-name="P2"><text:s text:c="4"/>public int getPolicyId() {</text:p>
      <text:p text:style-name="P2"><text:s text:c="8"/>return policyId;</text:p>
      <text:p text:style-name="P2"><text:s text:c="4"/>}</text:p>
      <text:p text:style-name="P2"/>
      <text:p text:style-name="P2"><text:s text:c="4"/>public void setPolicyId(int policyId) {</text:p>
      <text:p text:style-name="P2"><text:s text:c="8"/>this.policyId = policyId;</text:p>
      <text:p text:style-name="P2"><text:s text:c="4"/>}</text:p>
      <text:p text:style-name="P2"/>
      <text:p text:style-name="P2"><text:s text:c="4"/>public String getCompanyName() {</text:p>
      <text:p text:style-name="P2"><text:s text:c="8"/>return companyName;</text:p>
      <text:p text:style-name="P2"><text:s text:c="4"/>}</text:p>
      <text:p text:style-name="P2"/>
      <text:p text:style-name="P2"><text:s text:c="4"/>public void setCompanyName(String companyName) {</text:p>
      <text:p text:style-name="P2"><text:s text:c="8"/>this.companyName = companyName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 text:c="8"/>return "policyId=" + policyId +</text:p>
      <text:p text:style-name="P2"><text:s text:c="16"/>", companyName='" + companyName + '\''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>package polyclinic.policy;</text:p>
      <text:p text:style-name="P2"/>
      <text:p text:style-name="P2">public class ObligatoryMedicalInsurancePolicy extends MedicalInsurancePolicy {</text:p>
      <text:p text:style-name="P2"/>
      <text:p text:style-name="P2"><text:s text:c="4"/>@Override</text:p>
      <text:p text:style-name="P2"><text:s text:c="4"/>public String toString() {</text:p>
      <text:p text:style-name="P2"><text:s text:c="8"/>return "ObligatoryMedicalInsurancePolicy{" +</text:p>
      <text:p text:style-name="P2"><text:s text:c="16"/>super.toString() +</text:p>
      <text:p text:style-name="P2"><text:s text:c="16"/>"}";</text:p>
      <text:p text:style-name="P2"><text:s text:c="4"/>}</text:p>
      <text:p text:style-name="P2">}</text:p>
      <text:p text:style-name="P2"><text:soft-page-break/></text:p>
      <text:p text:style-name="P2">package polyclinic.policy;</text:p>
      <text:p text:style-name="P2"/>
      <text:p text:style-name="P2">public class VoluntaryMedicalInsurancePolicy extends MedicalInsurancePolicy {</text:p>
      <text:p text:style-name="P2"/>
      <text:p text:style-name="P2"><text:s text:c="4"/>private int totalAmount;</text:p>
      <text:p text:style-name="P2"><text:s text:c="4"/>private int paidAmount;</text:p>
      <text:p text:style-name="P2"/>
      <text:p text:style-name="P2"><text:s text:c="4"/>public VoluntaryMedicalInsurancePolicy() {</text:p>
      <text:p text:style-name="P2"><text:s text:c="8"/>totalAmount = 100_000;</text:p>
      <text:p text:style-name="P2"><text:s text:c="4"/>}</text:p>
      <text:p text:style-name="P2"/>
      <text:p text:style-name="P2"><text:s text:c="4"/>public VoluntaryMedicalInsurancePolicy(int totalAmount) {</text:p>
      <text:p text:style-name="P2"><text:s text:c="8"/>this.totalAmount = totalAmount;</text:p>
      <text:p text:style-name="P2"><text:s text:c="4"/>}</text:p>
      <text:p text:style-name="P2"/>
      <text:p text:style-name="P2"><text:s text:c="4"/>public int getTotalAmount() {</text:p>
      <text:p text:style-name="P2"><text:s text:c="8"/>return totalAmount;</text:p>
      <text:p text:style-name="P2"><text:s text:c="4"/>}</text:p>
      <text:p text:style-name="P2"/>
      <text:p text:style-name="P2"><text:s text:c="4"/>public void setTotalAmount(int totalAmount) {</text:p>
      <text:p text:style-name="P2"><text:s text:c="8"/>this.totalAmount = totalAmount;</text:p>
      <text:p text:style-name="P2"><text:s text:c="4"/>}</text:p>
      <text:p text:style-name="P2"/>
      <text:p text:style-name="P2"><text:s text:c="4"/>public int getPaidAmount() {</text:p>
      <text:p text:style-name="P2"><text:s text:c="8"/>return paidAmount;</text:p>
      <text:p text:style-name="P2"><text:s text:c="4"/>}</text:p>
      <text:p text:style-name="P2"/>
      <text:p text:style-name="P2"><text:s text:c="4"/>public void setPaidAmount(int paidAmount) {</text:p>
      <text:p text:style-name="P2"><text:s text:c="8"/>this.paidAmount = paidAmount;</text:p>
      <text:p text:style-name="P2"><text:s text:c="4"/>}</text:p>
      <text:p text:style-name="P2"/>
      <text:p text:style-name="P2"><text:s text:c="4"/>@Override</text:p>
      <text:p text:style-name="P2"><text:s text:c="4"/>public String toString() {</text:p>
      <text:p text:style-name="P2"><text:s text:c="8"/>return "VoluntaryMedicalInsurancePolicy{" +</text:p>
      <text:p text:style-name="P2"><text:s text:c="16"/>super.toString() +</text:p>
      <text:p text:style-name="P2"><text:s text:c="16"/>", totalAmount=" + totalAmount +</text:p>
      <text:p text:style-name="P2"><text:s text:c="16"/>", paidAmount=" + paidAmount +</text:p>
      <text:p text:style-name="P2"><text:s text:c="16"/>'}'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ackage polyclinic;</text:p>
      <text:p text:style-name="P2"/>
      <text:p text:style-name="P2">import java.util.Date;</text:p>
      <text:p text:style-name="P2"/>
      <text:p text:style-name="P2">public class Bill {</text:p>
      <text:p text:style-name="P2"/>
      <text:p text:style-name="P2"><text:s text:c="4"/>private Date date;</text:p>
      <text:p text:style-name="P2"><text:s text:c="4"/>private int amount;</text:p>
      <text:p text:style-name="P2"><text:s text:c="4"/>private ServiceType serviceType;</text:p>
      <text:p text:style-name="P2"/>
      <text:p text:style-name="P2"><text:s text:c="4"/>public enum ServiceType {</text:p>
      <text:p text:style-name="P2"><text:s text:c="8"/>STOMATOLOGY,</text:p>
      <text:p text:style-name="P2"><text:s text:c="8"/>ENDOCRINOLOGY,</text:p>
      <text:p text:style-name="P2"><text:s text:c="8"/>SURGERY,</text:p>
      <text:p text:style-name="P2"><text:s text:c="8"/>PROF_INSPECTION,</text:p>
      <text:p text:style-name="P2"><text:s text:c="8"/>OPHTHALMOLOGY,</text:p>
      <text:p text:style-name="P2"><text:s text:c="8"/>GYNECOLOGY,</text:p>
      <text:p text:style-name="P2"><text:s text:c="8"/>NEUROLOGY</text:p>
      <text:p text:style-name="P2"><text:s text:c="4"/>}</text:p>
      <text:p text:style-name="P2"/>
      <text:p text:style-name="P2"><text:s text:c="4"/>public Date getDate() {</text:p>
      <text:p text:style-name="P2"><text:s text:c="8"/>return date;</text:p>
      <text:p text:style-name="P2"><text:s text:c="4"/>}</text:p>
      <text:p text:style-name="P2"/>
      <text:p text:style-name="P2"><text:s text:c="4"/>public void setDate(Date date) {</text:p>
      <text:p text:style-name="P2"><text:s text:c="8"/>this.date = date;</text:p>
      <text:p text:style-name="P2"><text:s text:c="4"/>}</text:p>
      <text:p text:style-name="P2"/>
      <text:p text:style-name="P2"><text:s text:c="4"/>public int getAmount() {</text:p>
      <text:p text:style-name="P2"><text:s text:c="8"/>return amount;</text:p>
      <text:p text:style-name="P2"><text:s text:c="4"/>}</text:p>
      <text:p text:style-name="P2"/>
      <text:p text:style-name="P2"><text:s text:c="4"/>public void setAmount(int amount) {</text:p>
      <text:p text:style-name="P2"><text:s text:c="8"/>this.amount = amount;</text:p>
      <text:p text:style-name="P2"><text:s text:c="4"/>}</text:p>
      <text:p text:style-name="P2"/>
      <text:p text:style-name="P2"><text:s text:c="4"/>public ServiceType getServiceType() {</text:p>
      <text:p text:style-name="P2"><text:s text:c="8"/>return serviceType;</text:p>
      <text:p text:style-name="P2"><text:s text:c="4"/>}</text:p>
      <text:p text:style-name="P2"/>
      <text:p text:style-name="P2"><text:s text:c="4"/>public void setServiceType(ServiceType serviceType) {</text:p>
      <text:p text:style-name="P2"><text:s text:c="8"/>this.serviceType = serviceType;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package polyclinic;</text:p>
      <text:p text:style-name="P3"/>
      <text:p text:style-name="P3">import polyclinic.card.*;</text:p>
      <text:p text:style-name="P3">import polyclinic.policy.*;</text:p>
      <text:p text:style-name="P3"/>
      <text:p text:style-name="P3">import java.time.LocalDate;</text:p>
      <text:p text:style-name="P3">import java.util.*;</text:p>
      <text:p text:style-name="P3"/>
      <text:p text:style-name="P3">public class Polyclinic {</text:p>
      <text:p text:style-name="P3"/>
      <text:p text:style-name="P3"><text:s text:c="4"/>private int id;</text:p>
      <text:p text:style-name="P3"><text:s text:c="4"/>private String address;</text:p>
      <text:p text:style-name="P3"><text:s text:c="4"/>private PatientsCard[] patientsCards;</text:p>
      <text:p text:style-name="P3"/>
      <text:p text:style-name="P3"><text:s text:c="4"/>public Polyclinic(int id, String address) {</text:p>
      <text:p text:style-name="P3"><text:s text:c="8"/>this.id = id;</text:p>
      <text:p text:style-name="P3"><text:s text:c="8"/>this.address = address;</text:p>
      <text:p text:style-name="P3"><text:s text:c="8"/>patientsCards = new PatientsCard[0];</text:p>
      <text:p text:style-name="P3"><text:s text:c="4"/>}</text:p>
      <text:p text:style-name="P3"/>
      <text:p text:style-name="P3"><text:s text:c="4"/>public Polyclinic(int id, String address, PatientsCard[] patientsCards) {</text:p>
      <text:p text:style-name="P3"><text:s text:c="8"/>this.id = id;</text:p>
      <text:p text:style-name="P3"><text:s text:c="8"/>this.address = address;</text:p>
      <text:p text:style-name="P3"><text:s text:c="8"/>this.patientsCards = patientsCards;</text:p>
      <text:p text:style-name="P3"><text:s text:c="4"/>}</text:p>
      <text:p text:style-name="P3"/>
      <text:p text:style-name="P3"><text:s text:c="4"/>public int getId() {</text:p>
      <text:p text:style-name="P3"><text:s text:c="8"/>return id;</text:p>
      <text:p text:style-name="P3"><text:s text:c="4"/>}</text:p>
      <text:p text:style-name="P3"/>
      <text:p text:style-name="P3"><text:s text:c="4"/>public void setId(int id) {</text:p>
      <text:p text:style-name="P3"><text:s text:c="8"/>this.id = id;</text:p>
      <text:p text:style-name="P3"><text:s text:c="4"/>}</text:p>
      <text:p text:style-name="P3"/>
      <text:p text:style-name="P3"><text:s text:c="4"/>public String getAddress() {</text:p>
      <text:p text:style-name="P3"><text:s text:c="8"/>return address;</text:p>
      <text:p text:style-name="P3"><text:s text:c="4"/>}</text:p>
      <text:p text:style-name="P3"/>
      <text:p text:style-name="P3"><text:s text:c="4"/>public void setAddress(String address) {</text:p>
      <text:p text:style-name="P3"><text:s text:c="8"/>this.address = address;</text:p>
      <text:p text:style-name="P3"><text:s text:c="4"/>}</text:p>
      <text:p text:style-name="P3"/>
      <text:p text:style-name="P3"><text:s text:c="4"/>public int getTotalNumberOfPatients() {</text:p>
      <text:p text:style-name="P3"><text:s text:c="8"/>return patientsCards.length;</text:p>
      <text:p text:style-name="P3"><text:s text:c="4"/>}</text:p>
      <text:p text:style-name="P3"/>
      <text:p text:style-name="P3"><text:s text:c="4"/>public PatientsCard getPatientsCardByPolicyId(int policyId) {</text:p>
      <text:p text:style-name="P3"><text:s text:c="8"/>for (PatientsCard card : patientsCards) {</text:p>
      <text:p text:style-name="P3"><text:s text:c="12"/>if (card.getMedicalInsurancePolicy().getPolicyId() == policyId) {</text:p>
      <text:p text:style-name="P3"><text:s text:c="16"/>return card;</text:p>
      <text:p text:style-name="P3"><text:s text:c="12"/>}</text:p>
      <text:p text:style-name="P3"><text:s text:c="8"/>}</text:p>
      <text:p text:style-name="P3"><text:s text:c="8"/>return null;</text:p>
      <text:p text:style-name="P3"><text:s text:c="4"/>}</text:p>
      <text:p text:style-name="P3"><text:soft-page-break/></text:p>
      <text:p text:style-name="P3"><text:s text:c="4"/>public PatientsCard[] getPatientsCardByAddress(String address) {</text:p>
      <text:p text:style-name="P3"><text:s text:c="8"/>List&lt;PatientsCard&gt; PatientsCardList = new ArrayList&lt;&gt;();</text:p>
      <text:p text:style-name="P3"><text:s text:c="8"/>for (PatientsCard card : patientsCards) {</text:p>
      <text:p text:style-name="P3"><text:s text:c="12"/>if (card.getAddress().equals(address)) {</text:p>
      <text:p text:style-name="P3"><text:s text:c="16"/>PatientsCardList.add(card);</text:p>
      <text:p text:style-name="P3"><text:s text:c="12"/>}</text:p>
      <text:p text:style-name="P3"><text:s text:c="8"/>}</text:p>
      <text:p text:style-name="P3"><text:s text:c="8"/>return PatientsCardList.toArray(new PatientsCard[PatientsCardList.size()]);</text:p>
      <text:p text:style-name="P3"><text:s text:c="4"/>}</text:p>
      <text:p text:style-name="P3"/>
      <text:p text:style-name="P3"><text:s text:c="4"/>public void removePatientsCardByPolicyId(int policyId) {</text:p>
      <text:p text:style-name="P3"><text:s text:c="8"/>for (int cardPosition = 0; cardPosition &lt; patientsCards.length; cardPosition++) {</text:p>
      <text:p text:style-name="P3"><text:s text:c="12"/>if (patientsCards[cardPosition].getMedicalInsurancePolicy().getPolicyId() == policyId) {</text:p>
      <text:p text:style-name="P3"><text:s text:c="16"/>PatientsCard[] newPatientsCardsArray = new PatientsCard[patientsCards.length - 1];</text:p>
      <text:p text:style-name="P3"><text:s text:c="16"/>System.arraycopy(patientsCards, 0, newPatientsCardsArray, 0, cardPosition);</text:p>
      <text:p text:style-name="P3"><text:s text:c="16"/>System.arraycopy(patientsCards, cardPosition + 1, newPatientsCardsArray, cardPosition, newPatientsCardsArray.length - cardPosition);</text:p>
      <text:p text:style-name="P3"><text:s text:c="16"/>patientsCards = newPatientsCardsArray;</text:p>
      <text:p text:style-name="P3"><text:s text:c="16"/>return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public void addPatientsCard(PatientsCard card) {</text:p>
      <text:p text:style-name="P3"><text:s text:c="8"/>PatientsCard[] newPatientsCardsArray = Arrays.copyOf(patientsCards, patientsCards.length + 1);</text:p>
      <text:p text:style-name="P3"><text:s text:c="8"/>newPatientsCardsArray[patientsCards.length] = card;</text:p>
      <text:p text:style-name="P3"><text:s text:c="8"/>patientsCards = newPatientsCardsArray;</text:p>
      <text:p text:style-name="P3"><text:s text:c="4"/>}</text:p>
      <text:p text:style-name="P3"/>
      <text:p text:style-name="P3"><text:s text:c="4"/>public PatientsCard[] getPatientsCards() {</text:p>
      <text:p text:style-name="P3"><text:s text:c="8"/>return patientsCards;</text:p>
      <text:p text:style-name="P3"><text:s text:c="4"/>}</text:p>
      <text:p text:style-name="P3"/>
      <text:p text:style-name="P3"><text:s text:c="4"/>public PatientsCard[] getSortedPatientsCardsByAddress() {</text:p>
      <text:p text:style-name="P3"><text:s text:c="8"/>PatientsCard[] newPatientsCardsArray = Arrays.copyOf(patientsCards, patientsCards.length);</text:p>
      <text:p text:style-name="P3"><text:s text:c="8"/>Arrays.sort(newPatientsCardsArray, Comparator.comparing(PatientsCard::getAddress));</text:p>
      <text:p text:style-name="P3"><text:s text:c="8"/>return newPatientsCardsArray;</text:p>
      <text:p text:style-name="P3"><text:s text:c="4"/>}</text:p>
      <text:p text:style-name="P3"/>
      <text:p text:style-name="P3"><text:s text:c="4"/>public int getObligatoryPolicyQuatity() {</text:p>
      <text:p text:style-name="P3"><text:s text:c="8"/>int result = 0;</text:p>
      <text:p text:style-name="P3"><text:s text:c="8"/>for (PatientsCard card : patientsCards) {</text:p>
      <text:p text:style-name="P3"><text:s text:c="12"/>if (card.getMedicalInsurancePolicy() instanceof ObligatoryMedicalInsurancePolicy) {</text:p>
      <text:p text:style-name="P3"><text:s text:c="16"/>result++;</text:p>
      <text:p text:style-name="P3"><text:soft-page-break/><text:s text:c="12"/>}</text:p>
      <text:p text:style-name="P3"><text:s text:c="8"/>}</text:p>
      <text:p text:style-name="P3"><text:s text:c="8"/>return result;</text:p>
      <text:p text:style-name="P3"><text:s text:c="4"/>}</text:p>
      <text:p text:style-name="P3"/>
      <text:p text:style-name="P3"><text:s text:c="4"/>public int getVoluntaryPolicyQuatity() {</text:p>
      <text:p text:style-name="P3"><text:s text:c="8"/>int result = 0;</text:p>
      <text:p text:style-name="P3"><text:s text:c="8"/>for (PatientsCard card : patientsCards) {</text:p>
      <text:p text:style-name="P3"><text:s text:c="12"/>if (card.getMedicalInsurancePolicy() instanceof VoluntaryMedicalInsurancePolicy) {</text:p>
      <text:p text:style-name="P3"><text:s text:c="16"/>result++;</text:p>
      <text:p text:style-name="P3"><text:s text:c="12"/>}</text:p>
      <text:p text:style-name="P3"><text:s text:c="8"/>}</text:p>
      <text:p text:style-name="P3"><text:s text:c="8"/>return result;</text:p>
      <text:p text:style-name="P3"><text:s text:c="4"/>}</text:p>
      <text:p text:style-name="P3"/>
      <text:p text:style-name="P3"><text:s text:c="4"/>public int getPaidPatientsQuatity() {</text:p>
      <text:p text:style-name="P3"><text:s text:c="8"/>int result = 0;</text:p>
      <text:p text:style-name="P3"><text:s text:c="8"/>for (PatientsCard card : patientsCards) {</text:p>
      <text:p text:style-name="P3"><text:s text:c="12"/>if (card instanceof PaidPatientsCard) {</text:p>
      <text:p text:style-name="P3"><text:s text:c="16"/>result++;</text:p>
      <text:p text:style-name="P3"><text:s text:c="12"/>}</text:p>
      <text:p text:style-name="P3"><text:s text:c="8"/>}</text:p>
      <text:p text:style-name="P3"><text:s text:c="8"/>return result;</text:p>
      <text:p text:style-name="P3"><text:s text:c="4"/>}</text:p>
      <text:p text:style-name="P3"/>
      <text:p text:style-name="P3"><text:s text:c="4"/>public int totalAmountByMonthAndYear(int year, int month) {</text:p>
      <text:p text:style-name="P3"><text:s text:c="8"/>int result = 0;</text:p>
      <text:p text:style-name="P3"><text:s text:c="8"/>for (PatientsCard card : patientsCards) {</text:p>
      <text:p text:style-name="P3"><text:s text:c="12"/>if (card instanceof PaidPatientsCard) {</text:p>
      <text:p text:style-name="P3"><text:s text:c="16"/>PaidPatientsCard paidPatientsCard = (PaidPatientsCard) card;</text:p>
      <text:p text:style-name="P3"><text:s text:c="16"/>Date startOfMonth = java.sql.Date.valueOf(LocalDate.of(year, month, 1).minusDays(1));</text:p>
      <text:p text:style-name="P3"><text:s text:c="16"/>Date endOfMonth = java.sql.Date.valueOf(LocalDate.of(year, month + 1, 1));</text:p>
      <text:p text:style-name="P3"><text:s text:c="16"/>result += paidPatientsCard.getBills().stream().filter(</text:p>
      <text:p text:style-name="P3"><text:s text:c="24"/>bill -&gt; bill.getDate().after(startOfMonth) &amp;&amp;</text:p>
      <text:p text:style-name="P3"><text:s text:c="32"/>bill.getDate().before(endOfMonth))</text:p>
      <text:p text:style-name="P3"><text:s text:c="24"/>.mapToInt(Bill::getAmount).sum();</text:p>
      <text:p text:style-name="P3"><text:s text:c="12"/>}</text:p>
      <text:p text:style-name="P3"><text:s text:c="8"/>}</text:p>
      <text:p text:style-name="P3"><text:s text:c="8"/>return result;</text:p>
      <text:p text:style-name="P3"><text:s text:c="4"/>}</text:p>
      <text:p text:style-name="P3"/>
      <text:p text:style-name="P3"><text:s text:c="4"/>@Override</text:p>
      <text:p text:style-name="P3"><text:s text:c="4"/>public String toString() {</text:p>
      <text:p text:style-name="P3"><text:s text:c="8"/>return "Polyclinic{" +</text:p>
      <text:p text:style-name="P3"><text:s text:c="16"/>"id=" + id +</text:p>
      <text:p text:style-name="P3"><text:s text:c="16"/>", address='" + address + '\'' +</text:p>
      <text:p text:style-name="P3"><text:s text:c="16"/>", patientsCards=" + Arrays.toString(patientsCards) +</text:p>
      <text:p text:style-name="P3"><text:s text:c="16"/>'}';</text:p>
      <text:p text:style-name="P3"><text:s text:c="4"/>}</text:p>
      <text:p text:style-name="P3">}</text:p>
      <text:p text:style-name="P3"/>
      <text:p text:style-name="P3"><text:soft-page-break/>package polyclinic;</text:p>
      <text:p text:style-name="P3"/>
      <text:p text:style-name="P3">import org.junit.jupiter.api.BeforeEach;</text:p>
      <text:p text:style-name="P3">import org.junit.jupiter.api.Test;</text:p>
      <text:p text:style-name="P3">import polyclinic.card.*;</text:p>
      <text:p text:style-name="P3">import polyclinic.policy.*;</text:p>
      <text:p text:style-name="P3"/>
      <text:p text:style-name="P3">import java.time.LocalDate;</text:p>
      <text:p text:style-name="P3">import java.util.ArrayList;</text:p>
      <text:p text:style-name="P3">import java.util.Arrays;</text:p>
      <text:p text:style-name="P3">import java.util.Collections;</text:p>
      <text:p text:style-name="P3">import java.util.Date;</text:p>
      <text:p text:style-name="P3"/>
      <text:p text:style-name="P3">import static org.junit.jupiter.api.Assertions.*;</text:p>
      <text:p text:style-name="P3"/>
      <text:p text:style-name="P3">public class UnitTests {</text:p>
      <text:p text:style-name="P3"><text:s text:c="4"/>PatientsCard patientsCard0;</text:p>
      <text:p text:style-name="P3"><text:s text:c="4"/>PatientsCard patientsCard1;</text:p>
      <text:p text:style-name="P3"><text:s text:c="4"/>PatientsCard patientsCard2;</text:p>
      <text:p text:style-name="P3"><text:s text:c="4"/>PatientsCard patientsCard3;</text:p>
      <text:p text:style-name="P3"><text:s text:c="4"/>PatientsCard patientsCard4;</text:p>
      <text:p text:style-name="P3"/>
      <text:p text:style-name="P3"><text:s text:c="4"/>Bill bill0 = new Bill();</text:p>
      <text:p text:style-name="P3"><text:s text:c="4"/>Bill bill1 = new Bill();</text:p>
      <text:p text:style-name="P3"><text:s text:c="4"/>Bill bill2 = new Bill();</text:p>
      <text:p text:style-name="P3"><text:s text:c="4"/>Bill bill3 = new Bill();</text:p>
      <text:p text:style-name="P3"><text:s text:c="4"/>Bill bill4 = new Bill();</text:p>
      <text:p text:style-name="P3"><text:s text:c="4"/>Bill bill5 = new Bill();</text:p>
      <text:p text:style-name="P3"/>
      <text:p text:style-name="P3"><text:s text:c="4"/>Polyclinic polyclinic;</text:p>
      <text:p text:style-name="P3"/>
      <text:p text:style-name="P3"><text:s text:c="4"/>@BeforeEach</text:p>
      <text:p text:style-name="P3"><text:s text:c="4"/>public void init() {</text:p>
      <text:p text:style-name="P3"><text:s text:c="8"/>ObligatoryMedicalInsurancePolicy policy0 = new ObligatoryMedicalInsurancePolicy();</text:p>
      <text:p text:style-name="P3"><text:s text:c="8"/>policy0.setPolicyId(1000);</text:p>
      <text:p text:style-name="P3"><text:s text:c="8"/>policy0.setCompanyName("obligatoryCompany1");</text:p>
      <text:p text:style-name="P3"/>
      <text:p text:style-name="P3"><text:s text:c="8"/>ObligatoryMedicalInsurancePolicy policy1 = new ObligatoryMedicalInsurancePolicy();</text:p>
      <text:p text:style-name="P3"><text:s text:c="8"/>policy1.setPolicyId(1001);</text:p>
      <text:p text:style-name="P3"><text:s text:c="8"/>policy1.setCompanyName("obligatoryCompany2");</text:p>
      <text:p text:style-name="P3"/>
      <text:p text:style-name="P3"><text:s text:c="8"/>VoluntaryMedicalInsurancePolicy policy2 = new VoluntaryMedicalInsurancePolicy(6543);</text:p>
      <text:p text:style-name="P3"><text:s text:c="8"/>policy2.setPolicyId(1002);</text:p>
      <text:p text:style-name="P3"><text:s text:c="8"/>policy2.setCompanyName("voluntaryCompany1");</text:p>
      <text:p text:style-name="P3"><text:s text:c="8"/>policy2.setPaidAmount(36);</text:p>
      <text:p text:style-name="P3"/>
      <text:p text:style-name="P3"><text:s text:c="8"/>VoluntaryMedicalInsurancePolicy policy3 = new VoluntaryMedicalInsurancePolicy(555);</text:p>
      <text:p text:style-name="P3"><text:s text:c="8"/>policy3.setPolicyId(1003);</text:p>
      <text:p text:style-name="P3"><text:s text:c="8"/>policy3.setCompanyName("voluntaryCompany2");</text:p>
      <text:p text:style-name="P3"/>
      <text:p text:style-name="P3"><text:s text:c="8"/>VoluntaryMedicalInsurancePolicy policy4 = new VoluntaryMedicalInsurancePolicy(120);</text:p>
      <text:p text:style-name="P3"><text:soft-page-break/><text:s text:c="8"/>policy4.setPolicyId(1004);</text:p>
      <text:p text:style-name="P3"><text:s text:c="8"/>policy4.setCompanyName("voluntaryCompany3");</text:p>
      <text:p text:style-name="P3"><text:s text:c="8"/>policy4.setPaidAmount(99);</text:p>
      <text:p text:style-name="P3"/>
      <text:p text:style-name="P3"><text:s text:c="8"/>insertValuesToBills();</text:p>
      <text:p text:style-name="P3"/>
      <text:p text:style-name="P3"><text:s text:c="8"/>patientsCard0 = new PaidPatientsCard("George", "Martin", "Winterfell str. 12", policy0,</text:p>
      <text:p text:style-name="P3"><text:s text:c="16"/>new ArrayList&lt;Bill&gt;() {{</text:p>
      <text:p text:style-name="P3"><text:s text:c="20"/>add(bill0);</text:p>
      <text:p text:style-name="P3"><text:s text:c="20"/>add(bill1);</text:p>
      <text:p text:style-name="P3"><text:s text:c="16"/>}});</text:p>
      <text:p text:style-name="P3"><text:s text:c="8"/>patientsCard1 = new PaidPatientsCard("Stephen", "King", "Deschain str. 19", policy1,</text:p>
      <text:p text:style-name="P3"><text:s text:c="16"/>new ArrayList&lt;Bill&gt;() {{</text:p>
      <text:p text:style-name="P3"><text:s text:c="20"/>add(bill2);</text:p>
      <text:p text:style-name="P3"><text:s text:c="20"/>add(bill3);</text:p>
      <text:p text:style-name="P3"><text:s text:c="20"/>add(bill4);</text:p>
      <text:p text:style-name="P3"><text:s text:c="16"/>}});</text:p>
      <text:p text:style-name="P3"><text:s text:c="8"/>patientsCard2 = new PaidPatientsCard("Joanne", "Rowling", "Second ave. 26", policy2);</text:p>
      <text:p text:style-name="P3"><text:s text:c="8"/>patientsCard3 = new SocialPatientsCard("Mark", "Twain", "Deschain str. 19", policy3);</text:p>
      <text:p text:style-name="P3"><text:s text:c="8"/>patientsCard4 = new SocialPatientsCard("Oscar", "Wilde", "Sixth str. 54", policy4);</text:p>
      <text:p text:style-name="P3"/>
      <text:p text:style-name="P3"><text:s text:c="8"/>polyclinic = new Polyclinic(1999, "USA, Portland, Gilead str, 7",</text:p>
      <text:p text:style-name="P3"><text:s text:c="16"/>new PatientsCard[]{</text:p>
      <text:p text:style-name="P3"><text:s text:c="24"/>patientsCard0,</text:p>
      <text:p text:style-name="P3"><text:s text:c="24"/>patientsCard1,</text:p>
      <text:p text:style-name="P3"><text:s text:c="24"/>patientsCard2,</text:p>
      <text:p text:style-name="P3"><text:s text:c="24"/>patientsCard3</text:p>
      <text:p text:style-name="P3"><text:s text:c="16"/>});</text:p>
      <text:p text:style-name="P3"><text:s text:c="4"/>}</text:p>
      <text:p text:style-name="P3"/>
      <text:p text:style-name="P3"><text:s text:c="4"/>@Test</text:p>
      <text:p text:style-name="P3"><text:s text:c="4"/>public void testPolyclinic1() {</text:p>
      <text:p text:style-name="P3"><text:s text:c="8"/>assertTrue(polyclinic.getTotalNumberOfPatients() == 4);</text:p>
      <text:p text:style-name="P3"><text:s text:c="8"/>assertFalse(polyclinic.getTotalNumberOfPatients() != 4);</text:p>
      <text:p text:style-name="P3"/>
      <text:p text:style-name="P3"><text:s text:c="8"/>assertTrue(polyclinic.getPatientsCardByPolicyId(1001).getLastName().equals("King"));</text:p>
      <text:p text:style-name="P3"><text:s text:c="8"/>assertTrue(polyclinic.getPatientsCardByPolicyId(1001).equals(patientsCard1));</text:p>
      <text:p text:style-name="P3"><text:s text:c="8"/>assertFalse(polyclinic.getPatientsCardByPolicyId(1001).equals(patientsCard2));</text:p>
      <text:p text:style-name="P3"/>
      <text:p text:style-name="P3"><text:s text:c="8"/>assertTrue(Arrays.equals(polyclinic.getPatientsCardByAddress(null), new PatientsCard[0]));</text:p>
      <text:p text:style-name="P3"><text:s text:c="8"/>assertTrue(Arrays.equals(</text:p>
      <text:p text:style-name="P3"><text:soft-page-break/><text:s text:c="16"/>polyclinic.getPatientsCardByAddress("Deschain str. 19"),</text:p>
      <text:p text:style-name="P3"><text:s text:c="16"/>new PatientsCard[]{</text:p>
      <text:p text:style-name="P3"><text:s text:c="24"/>patientsCard1,</text:p>
      <text:p text:style-name="P3"><text:s text:c="24"/>patientsCard3</text:p>
      <text:p text:style-name="P3"><text:s text:c="16"/>})</text:p>
      <text:p text:style-name="P3"><text:s text:c="8"/>);</text:p>
      <text:p text:style-name="P3"/>
      <text:p text:style-name="P3"><text:s text:c="8"/>polyclinic.removePatientsCardByPolicyId(1002);</text:p>
      <text:p text:style-name="P3"/>
      <text:p text:style-name="P3"><text:s text:c="8"/>assertNull(polyclinic.getPatientsCardByPolicyId(1002));</text:p>
      <text:p text:style-name="P3"><text:s text:c="8"/>assertTrue(polyclinic.getTotalNumberOfPatients() == 3);</text:p>
      <text:p text:style-name="P3"/>
      <text:p text:style-name="P3"><text:s text:c="8"/>polyclinic.addPatientsCard(patientsCard4);</text:p>
      <text:p text:style-name="P3"><text:s text:c="8"/>assertTrue(polyclinic.getTotalNumberOfPatients() == 4);</text:p>
      <text:p text:style-name="P3"/>
      <text:p text:style-name="P3"><text:s text:c="8"/>assertTrue(Arrays.equals(polyclinic.getPatientsCards(),</text:p>
      <text:p text:style-name="P3"><text:s text:c="16"/>new PatientsCard[]{</text:p>
      <text:p text:style-name="P3"><text:s text:c="24"/>patientsCard0,</text:p>
      <text:p text:style-name="P3"><text:s text:c="24"/>patientsCard1,</text:p>
      <text:p text:style-name="P3"><text:s text:c="24"/>patientsCard3,</text:p>
      <text:p text:style-name="P3"><text:s text:c="24"/>patientsCard4</text:p>
      <text:p text:style-name="P3"><text:s text:c="16"/>})</text:p>
      <text:p text:style-name="P3"><text:s text:c="8"/>);</text:p>
      <text:p text:style-name="P3"/>
      <text:p text:style-name="P3"><text:s text:c="8"/>assertTrue(Arrays.equals(polyclinic.getSortedPatientsCardsByAddress(),</text:p>
      <text:p text:style-name="P3"><text:s text:c="16"/>new PatientsCard[]{</text:p>
      <text:p text:style-name="P3"><text:s text:c="24"/>patientsCard1,</text:p>
      <text:p text:style-name="P3"><text:s text:c="24"/>patientsCard3,</text:p>
      <text:p text:style-name="P3"><text:s text:c="24"/>patientsCard4,</text:p>
      <text:p text:style-name="P3"><text:s text:c="24"/>patientsCard0</text:p>
      <text:p text:style-name="P3"><text:s text:c="16"/>})</text:p>
      <text:p text:style-name="P3"><text:s text:c="8"/>);</text:p>
      <text:p text:style-name="P3"><text:s text:c="4"/>}</text:p>
      <text:p text:style-name="P3"/>
      <text:p text:style-name="P3"><text:s text:c="4"/>@Test</text:p>
      <text:p text:style-name="P3"><text:s text:c="4"/>public void testPolyclinic2() {</text:p>
      <text:p text:style-name="P3"><text:s text:c="8"/>assertTrue(polyclinic.getObligatoryPolicyQuatity() == 2);</text:p>
      <text:p text:style-name="P3"/>
      <text:p text:style-name="P3"><text:s text:c="8"/>assertTrue(polyclinic.getVoluntaryPolicyQuatity() == 2);</text:p>
      <text:p text:style-name="P3"><text:s text:c="8"/>polyclinic.addPatientsCard(patientsCard4);</text:p>
      <text:p text:style-name="P3"><text:s text:c="8"/>assertTrue(polyclinic.getVoluntaryPolicyQuatity() == 3);</text:p>
      <text:p text:style-name="P3"/>
      <text:p text:style-name="P3"><text:s text:c="8"/>assertTrue(polyclinic.getPaidPatientsQuatity() == 3);</text:p>
      <text:p text:style-name="P3"/>
      <text:p text:style-name="P3"><text:s text:c="8"/>assertTrue(polyclinic.totalAmountByMonthAndYear(2007, 7) == 1111);</text:p>
      <text:p text:style-name="P3"><text:s text:c="8"/>assertTrue(polyclinic.totalAmountByMonthAndYear(2012, 10) == 2735 + 567);</text:p>
      <text:p text:style-name="P3"><text:s text:c="4"/>}</text:p>
      <text:p text:style-name="P3"/>
      <text:p text:style-name="P3"><text:s text:c="4"/>@Test</text:p>
      <text:p text:style-name="P3"><text:s text:c="4"/>public void testPaidPatientsCard() {</text:p>
      <text:p text:style-name="P3"><text:soft-page-break/><text:s text:c="8"/>assertTrue(((PaidPatientsCard) patientsCard2).totalAmount() == 0);</text:p>
      <text:p text:style-name="P3"><text:s text:c="8"/>assertTrue(((PaidPatientsCard) patientsCard1).totalAmount() == 1111 + 29 + 567);</text:p>
      <text:p text:style-name="P3"/>
      <text:p text:style-name="P3"><text:s text:c="8"/>assertEquals(</text:p>
      <text:p text:style-name="P3"><text:s text:c="16"/>((PaidPatientsCard) patientsCard1).billListByDate(null),</text:p>
      <text:p text:style-name="P3"><text:s text:c="16"/>Collections.EMPTY_LIST);</text:p>
      <text:p text:style-name="P3"><text:s text:c="8"/>assertEquals(</text:p>
      <text:p text:style-name="P3"><text:s text:c="16"/>((PaidPatientsCard) patientsCard1).billListByDate(</text:p>
      <text:p text:style-name="P3"><text:s text:c="24"/>makeUtilDate(2006, 11, 17)),</text:p>
      <text:p text:style-name="P3"><text:s text:c="16"/>Collections.EMPTY_LIST);</text:p>
      <text:p text:style-name="P3"><text:s text:c="8"/>assertEquals(</text:p>
      <text:p text:style-name="P3"><text:s text:c="16"/>((PaidPatientsCard) patientsCard1).billListByDate(</text:p>
      <text:p text:style-name="P3"><text:s text:c="24"/>makeUtilDate(2010, 11, 17)),</text:p>
      <text:p text:style-name="P3"><text:s text:c="16"/>new ArrayList&lt;Bill&gt;() {{</text:p>
      <text:p text:style-name="P3"><text:s text:c="20"/>add(bill3);</text:p>
      <text:p text:style-name="P3"><text:s text:c="16"/>}});</text:p>
      <text:p text:style-name="P3"><text:s text:c="8"/>((PaidPatientsCard) patientsCard1).addBill(bill5);</text:p>
      <text:p text:style-name="P3"><text:s text:c="8"/>assertEquals(</text:p>
      <text:p text:style-name="P3"><text:s text:c="16"/>((PaidPatientsCard) patientsCard1).billListByDate(</text:p>
      <text:p text:style-name="P3"><text:s text:c="24"/>makeUtilDate(2012, 10, 1)),</text:p>
      <text:p text:style-name="P3"><text:s text:c="16"/>new ArrayList&lt;Bill&gt;() {{</text:p>
      <text:p text:style-name="P3"><text:s text:c="20"/>add(bill4);</text:p>
      <text:p text:style-name="P3"><text:s text:c="20"/>add(bill5);</text:p>
      <text:p text:style-name="P3"><text:s text:c="16"/>}});</text:p>
      <text:p text:style-name="P3"/>
      <text:p text:style-name="P3"><text:s text:c="8"/>((PaidPatientsCard) patientsCard1).removeBill(makeUtilDate(2012, 10, 1), 567);</text:p>
      <text:p text:style-name="P3"><text:s text:c="8"/>((PaidPatientsCard) patientsCard1).removeBill(null, 567);</text:p>
      <text:p text:style-name="P3"/>
      <text:p text:style-name="P3"><text:s text:c="8"/>assertEquals(((PaidPatientsCard) patientsCard1).getBills(),</text:p>
      <text:p text:style-name="P3"><text:s text:c="16"/>new ArrayList&lt;Bill&gt;() {{</text:p>
      <text:p text:style-name="P3"><text:s text:c="20"/>add(bill2);</text:p>
      <text:p text:style-name="P3"><text:s text:c="20"/>add(bill3);</text:p>
      <text:p text:style-name="P3"><text:s text:c="20"/>add(bill5);</text:p>
      <text:p text:style-name="P3"><text:s text:c="16"/>}}</text:p>
      <text:p text:style-name="P3"><text:s text:c="8"/>);</text:p>
      <text:p text:style-name="P3"><text:s text:c="4"/>}</text:p>
      <text:p text:style-name="P3"/>
      <text:p text:style-name="P3"><text:s text:c="4"/>private void insertValuesToBills() {</text:p>
      <text:p text:style-name="P3"><text:s text:c="8"/>bill0.setAmount(2735);</text:p>
      <text:p text:style-name="P3"><text:s text:c="8"/>bill0.setDate(makeUtilDate(2012, 10, 16));</text:p>
      <text:p text:style-name="P3"><text:s text:c="8"/>bill0.setServiceType(Bill.ServiceType.ENDOCRINOLOGY);</text:p>
      <text:p text:style-name="P3"/>
      <text:p text:style-name="P3"><text:s text:c="8"/>bill1.setAmount(946);</text:p>
      <text:p text:style-name="P3"><text:s text:c="8"/>bill1.setDate(makeUtilDate(2014, 7, 7));</text:p>
      <text:p text:style-name="P3"><text:s text:c="8"/>bill1.setServiceType(Bill.ServiceType.STOMATOLOGY);</text:p>
      <text:p text:style-name="P3"/>
      <text:p text:style-name="P3"><text:s text:c="8"/>bill2.setAmount(1111);</text:p>
      <text:p text:style-name="P3"><text:s text:c="8"/>bill2.setDate(makeUtilDate(2007, 7, 22));</text:p>
      <text:p text:style-name="P3"><text:s text:c="8"/>bill2.setServiceType(Bill.ServiceType.OPHTHALMOLOGY);</text:p>
      <text:p text:style-name="P3"/>
      <text:p text:style-name="P3"><text:s text:c="8"/>bill3.setAmount(29);</text:p>
      <text:p text:style-name="P3"><text:s text:c="8"/>bill3.setDate(makeUtilDate(2010, 11, 17));</text:p>
      <text:p text:style-name="P3"><text:soft-page-break/><text:s text:c="8"/>bill3.setServiceType(Bill.ServiceType.PROF_INSPECTION);</text:p>
      <text:p text:style-name="P3"/>
      <text:p text:style-name="P3"><text:s text:c="8"/>bill4.setAmount(567);</text:p>
      <text:p text:style-name="P3"><text:s text:c="8"/>bill4.setDate(makeUtilDate(2012, 10, 1));</text:p>
      <text:p text:style-name="P3"><text:s text:c="8"/>bill4.setServiceType(Bill.ServiceType.NEUROLOGY);</text:p>
      <text:p text:style-name="P3"/>
      <text:p text:style-name="P3"><text:s text:c="8"/>bill5.setAmount(789);</text:p>
      <text:p text:style-name="P3"><text:s text:c="8"/>bill5.setDate(makeUtilDate(2012, 10, 1));</text:p>
      <text:p text:style-name="P3"><text:s text:c="8"/>bill5.setServiceType(Bill.ServiceType.SURGERY);</text:p>
      <text:p text:style-name="P3"><text:s text:c="4"/>}</text:p>
      <text:p text:style-name="P3"/>
      <text:p text:style-name="P3"><text:s text:c="4"/>private Date makeUtilDate(int year, int month, int day) {</text:p>
      <text:p text:style-name="P3"><text:s text:c="8"/>return java.sql.Date.valueOf(LocalDate.of(year, month, day));</text:p>
      <text:p text:style-name="P3"><text:s text:c="4"/>}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TlwgMono" svg:font-family="TlwgMono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6:05:49.330210870</meta:creation-date>
    <dc:date>2017-11-08T16:42:07.669917025</dc:date>
    <meta:editing-duration>PT5M4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0" meta:paragraph-count="715" meta:word-count="2025" meta:character-count="26038" meta:non-whitespace-character-count="19276"/>
  </office:meta>
</office:document-meta>
</file>